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0.32mm" fo:margin-left="24.25mm" table:align="left" style:shadow="none" style:writing-mode="lr-tb"/>
    </style:style>
    <style:style style:name="Table1.A" style:family="table-column">
      <style:table-column-properties style:column-width="109.84mm"/>
    </style:style>
    <style:style style:name="Table1.B" style:family="table-column">
      <style:table-column-properties style:column-width="4.64mm"/>
    </style:style>
    <style:style style:name="Table1.C" style:family="table-column">
      <style:table-column-properties style:column-width="35.84mm"/>
    </style:style>
    <style:style style:name="Table1.1" style:family="table-row">
      <style:table-row-properties style:row-height="37.31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0.75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5.04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none" fo:border-top="none" fo:border-bottom="none"/>
    </style:style>
    <style:style style:name="Table1.C2" style:family="table-cell">
      <style:table-cell-properties fo:padding="0mm" fo:border="none"/>
    </style:style>
    <style:style style:name="Table4" style:family="table">
      <style:table-properties style:width="175.61mm" table:align="margins" style:writing-mode="lr-tb"/>
    </style:style>
    <style:style style:name="Table4.A" style:family="table-column">
      <style:table-column-properties style:column-width="87.81mm" style:rel-column-width="32767*"/>
    </style:style>
    <style:style style:name="Table4.B" style:family="table-column">
      <style:table-column-properties style:column-width="87.81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Frame_20_contents">
      <style:paragraph-properties fo:margin-left="0mm" fo:margin-right="41.91mm" fo:line-height="7.41mm" fo:text-indent="0mm" style:auto-text-indent="false"/>
    </style:style>
    <style:style style:name="P2" style:family="paragraph" style:parent-style-name="Standard">
      <style:paragraph-properties fo:margin-top="0mm" fo:margin-bottom="5.36mm" fo:line-height="0.35mm"/>
    </style:style>
    <style:style style:name="P3" style:family="paragraph" style:parent-style-name="Standard">
      <style:paragraph-properties fo:margin-left="7.62mm" fo:margin-right="91.44mm" fo:margin-top="9.53mm" fo:margin-bottom="0mm" fo:text-indent="0mm" style:auto-text-indent="false"/>
    </style:style>
    <style:style style:name="P4" style:family="paragraph" style:parent-style-name="Standard">
      <style:paragraph-properties fo:margin-left="20.32mm" fo:margin-right="0mm" fo:margin-top="4.45mm" fo:margin-bottom="0mm" fo:text-indent="0mm" style:auto-text-indent="false">
        <style:tab-stops>
          <style:tab-stop style:position="78.3mm" style:leader-style="dotted" style:leader-text="."/>
          <style:tab-stop style:position="137.16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7.62mm" fo:margin-right="13.97mm" fo:margin-top="3.81mm" fo:margin-bottom="0mm" fo:line-height="150%" fo:text-indent="12.7mm" style:auto-text-indent="false">
        <style:tab-stops>
          <style:tab-stop style:position="95.81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0mm" fo:margin-right="76.2mm" fo:margin-top="3.18mm" fo:margin-bottom="0mm" fo:line-height="6.9mm" fo:text-indent="0mm" style:auto-text-indent="false"/>
    </style:style>
    <style:style style:name="P7" style:family="paragraph" style:parent-style-name="Standard">
      <style:paragraph-properties fo:margin-top="4.45mm" fo:margin-bottom="0mm" fo:line-height="4.15mm">
        <style:tab-stops>
          <style:tab-stop style:position="56.83mm" style:type="right"/>
        </style:tab-stops>
      </style:paragraph-properties>
    </style:style>
    <style:style style:name="P8" style:family="paragraph" style:parent-style-name="Standard" style:master-page-name="">
      <style:paragraph-properties fo:line-height="4.89mm" style:page-number="auto"/>
    </style:style>
    <style:style style:name="P9" style:family="paragraph" style:parent-style-name="Standard" style:master-page-name="Standard">
      <style:paragraph-properties fo:margin-top="0.19mm" fo:margin-bottom="0mm" fo:line-height="0.35mm" style:page-number="auto"/>
    </style:style>
    <style:style style:name="P10" style:family="paragraph" style:parent-style-name="Standard">
      <style:paragraph-properties fo:margin-top="5.08mm" fo:margin-bottom="0mm" fo:text-align="center" style:justify-single-word="false"/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P11" style:family="paragraph" style:parent-style-name="Standard">
      <style:paragraph-properties fo:margin-left="7.62mm" fo:margin-right="0mm" fo:text-indent="0mm" style:auto-text-indent="false"/>
      <style:text-properties fo:color="#000000" style:font-name="Times New Roman" fo:font-size="12pt" fo:letter-spacing="-0.19mm" style:font-size-asian="12pt" style:text-scale="105%"/>
    </style:style>
    <style:style style:name="P12" style:family="paragraph" style:parent-style-name="Standard">
      <style:paragraph-properties fo:margin-left="7.62mm" fo:margin-right="0mm" fo:text-indent="0mm" style:auto-text-indent="false"/>
      <style:text-properties fo:color="#000000" style:font-name="Times New Roman" fo:font-size="12pt" style:font-size-asian="12pt"/>
    </style:style>
    <style:style style:name="P13" style:family="paragraph" style:parent-style-name="Standard">
      <style:paragraph-properties fo:margin-left="7.62mm" fo:margin-right="0mm" fo:margin-top="8.89mm" fo:margin-bottom="0mm" fo:text-indent="0mm" style:auto-text-indent="false"/>
      <style:text-properties fo:color="#000000" style:font-name="Times New Roman" fo:font-size="12pt" fo:letter-spacing="-0.21mm" style:font-size-asian="12pt" style:font-size-complex="12pt" style:text-scale="105%"/>
    </style:style>
    <style:style style:name="P14" style:family="paragraph" style:parent-style-name="Standard">
      <style:paragraph-properties fo:margin-left="7.62mm" fo:margin-right="0mm" fo:margin-top="1.91mm" fo:margin-bottom="5.08mm" fo:text-indent="0mm" style:auto-text-indent="false">
        <style:tab-stops>
          <style:tab-stop style:position="157.73mm" style:type="right" style:leader-style="dotted" style:leader-text="."/>
        </style:tab-stops>
      </style:paragraph-properties>
      <style:text-properties fo:color="#000000" style:font-name="Times New Roman" fo:font-size="12pt" fo:letter-spacing="-0.07mm" style:font-size-asian="12pt" style:text-scale="105%"/>
    </style:style>
    <style:style style:name="P15" style:family="paragraph" style:parent-style-name="Standard">
      <style:paragraph-properties fo:margin-left="7.62mm" fo:margin-right="0mm" fo:margin-top="3.81mm" fo:margin-bottom="0mm" fo:line-height="82%" fo:text-indent="0mm" style:auto-text-indent="false"/>
      <style:text-properties fo:color="#000000" style:font-name="Times New Roman" fo:font-size="28pt" fo:letter-spacing="-0.19mm" fo:font-weight="bold" style:font-size-asian="28pt" style:font-weight-asian="bold" style:text-scale="105%"/>
    </style:style>
    <style:style style:name="P16" style:family="paragraph" style:parent-style-name="Standard">
      <style:paragraph-properties fo:margin-left="20.32mm" fo:margin-right="0mm" fo:margin-top="9.53mm" fo:margin-bottom="0mm" fo:text-indent="0mm" style:auto-text-indent="false">
        <style:tab-stops>
          <style:tab-stop style:position="132.64mm" style:type="right" style:leader-style="dotted" style:leader-text="."/>
        </style:tab-stops>
      </style:paragraph-properties>
      <style:text-properties fo:color="#000000" style:font-name="Times New Roman" fo:font-size="12pt" fo:letter-spacing="-0.09mm" style:font-size-asian="12pt" style:text-scale="105%"/>
    </style:style>
    <style:style style:name="P17" style:family="paragraph" style:parent-style-name="Standard">
      <style:paragraph-properties fo:margin-left="83.82mm" fo:margin-right="0mm" fo:margin-top="6.35mm" fo:margin-bottom="7.62mm" fo:text-indent="0mm" style:auto-text-indent="false">
        <style:tab-stops>
          <style:tab-stop style:position="157.09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8" style:family="paragraph" style:parent-style-name="Standard">
      <style:paragraph-properties fo:margin-left="96.52mm" fo:margin-right="0mm" fo:margin-top="1.27mm" fo:margin-bottom="8.26mm" fo:text-indent="0mm" style:auto-text-indent="false"/>
      <style:text-properties fo:color="#000000" style:font-name="Times New Roman" fo:font-size="12pt" fo:letter-spacing="-0.04mm" style:font-size-asian="12pt" style:text-scale="105%"/>
    </style:style>
    <style:style style:name="P19" style:family="paragraph" style:parent-style-name="Standard">
      <style:paragraph-properties fo:margin-top="0.64mm" fo:margin-bottom="3.81mm"/>
      <style:text-properties fo:color="#000000" style:font-name="Times New Roman" fo:font-size="9.5pt" fo:letter-spacing="-0.07mm" style:font-size-asian="9.5pt" style:text-scale="110%"/>
    </style:style>
    <style:style style:name="P20" style:family="paragraph" style:parent-style-name="Standard">
      <style:paragraph-properties fo:margin-left="43.18mm" fo:margin-right="0mm" fo:margin-top="0.64mm" fo:margin-bottom="0mm" fo:line-height="4.69mm" fo:text-indent="0mm" style:auto-text-indent="false"/>
      <style:text-properties fo:color="#000000" style:font-name="Times New Roman" fo:font-size="12pt" style:font-size-asian="12pt" style:text-scale="105%"/>
    </style:style>
    <style:style style:name="P21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P22" style:family="paragraph" style:parent-style-name="Standard">
      <style:paragraph-properties fo:margin-top="1.27mm" fo:margin-bottom="0mm"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style:font-name="Times New Roman" fo:font-size="12pt" style:font-size-asian="12pt" style:text-scale="105%"/>
    </style:style>
    <style:style style:name="P2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26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27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8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9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3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2pt" style:font-size-asian="12pt" style:font-size-complex="12pt"/>
    </style:style>
    <style:style style:name="P33" style:family="paragraph" style:parent-style-name="Frame_20_contents">
      <style:paragraph-properties fo:margin-left="22.86mm" fo:margin-right="0mm" fo:margin-top="0.64mm" fo:margin-bottom="2.12mm" fo:line-height="80%" fo:text-indent="0mm" style:auto-text-indent="false"/>
      <style:text-properties fo:color="#000000" style:font-name="Times New Roman" fo:font-size="5.5pt" style:font-size-asian="5.5pt" style:text-scale="115%"/>
    </style:style>
    <style:style style:name="P34" style:family="paragraph" style:parent-style-name="Frame_20_contents">
      <style:paragraph-properties fo:line-height="85%"/>
      <style:text-properties fo:color="#000000" style:font-name="Times New Roman" fo:font-size="12pt" fo:letter-spacing="-0.07mm" style:font-size-asian="12pt" style:text-scale="105%"/>
    </style:style>
    <style:style style:name="P35" style:family="paragraph" style:parent-style-name="Frame_20_contents">
      <style:paragraph-properties fo:margin-top="3.18mm" fo:margin-bottom="1.27mm" fo:line-height="103%"/>
      <style:text-properties fo:color="#000000" style:font-name="Times New Roman" fo:font-size="12pt" style:font-size-asian="12pt" style:text-scale="105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18mm" style:font-size-asian="12pt" style:text-scale="105%"/>
    </style:style>
    <style:style style:name="T7" style:family="text">
      <style:text-properties fo:color="#000000" style:font-name="Times New Roman" fo:font-size="12pt" fo:letter-spacing="-0.23mm" style:font-size-asian="12pt" style:text-scale="105%"/>
    </style:style>
    <style:style style:name="T8" style:family="text">
      <style:text-properties fo:color="#000000" style:font-name="Times New Roman" fo:font-size="12pt" fo:letter-spacing="-0.07mm" style:font-size-asian="12pt" style:text-scale="105%"/>
    </style:style>
    <style:style style:name="T9" style:family="text">
      <style:text-properties fo:color="#000000" style:font-name="Times New Roman" fo:font-size="12pt" fo:letter-spacing="-0.02mm" style:font-size-asian="12pt" style:text-scale="105%"/>
    </style:style>
    <style:style style:name="T10" style:family="text">
      <style:text-properties fo:color="#000000" style:font-name="Times New Roman" fo:font-size="12pt" fo:letter-spacing="-0.16mm" style:font-size-asian="12pt" style:text-scale="105%"/>
    </style:style>
    <style:style style:name="T11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4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5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16" style:family="text">
      <style:text-properties fo:letter-spacing="-0.19mm" style:text-scale="105%"/>
    </style:style>
    <style:style style:name="T17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2pt" style:font-weight-complex="bold" style:text-scale="100%"/>
    </style:style>
    <style:style style:name="T18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weight-complex="bold" style:text-scale="100%"/>
    </style:style>
    <style:style style:name="T19" style:family="text">
      <style:text-properties style:text-line-through-style="none" style:text-position="0% 100%" fo:letter-spacing="0.11mm" fo:language="en" fo:country="US" style:text-underline-style="solid" style:text-underline-width="auto" style:text-underline-color="font-color" fo:font-weight="bold" style:font-name-asian="Calibri1" style:language-asian="zh" style:country-asian="CN" style:font-weight-asian="bold" style:font-name-complex="Courier New" style:font-size-complex="12pt" style:text-scale="100%"/>
    </style:style>
    <style:style style:name="T20" style:family="text">
      <style:text-properties style:text-line-through-style="none" style:text-position="0% 100%" fo:font-size="10pt" fo:letter-spacing="0.11mm" fo:language="en" fo:country="US" fo:font-weight="bold" style:font-name-asian="Calibri1" style:font-size-asian="10pt" style:language-asian="zh" style:country-asian="CN" style:font-weight-asian="bold" style:font-name-complex="Courier New" style:font-size-complex="10pt" style:font-weight-complex="bold" style:text-scale="100%"/>
    </style:style>
    <style:style style:name="T21" style:family="text">
      <style:text-properties style:text-line-through-style="none" style:text-position="0% 100%" fo:font-size="10pt" fo:letter-spacing="0.11mm" fo:language="en" fo:country="US" style:text-underline-style="solid" style:text-underline-width="auto" style:text-underline-color="font-color" fo:font-weight="bold" style:font-name-asian="Calibri1" style:font-size-asian="10pt" style:language-asian="zh" style:country-asian="CN" style:font-weight-asian="bold" style:font-name-complex="Courier New" style:font-size-complex="10pt" style:text-scale="100%"/>
    </style:style>
    <style:style style:name="T22" style:family="text">
      <style:text-properties style:font-size-complex="12pt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<text:span text:style-name="T2">THE COMPANIES ACT <text:line-break/></text:span><text:span text:style-name="T4">(CHAPTER 50) <text:line-break/></text:span><text:span text:style-name="T5">SECTIONS 196(2) AND 379(6) AND (7)</text:span></text:p>
            <text:p text:style-name="P10">NOTICE OF SITUATION OF OFFICE WHERE <text:line-break/>BRANCH REGISTER OF MEMBERS KEPT, OR OF <text:line-break/>CHANGE IN SITUATION OR DISCONTINUANCE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2"><text:span text:style-name="T16"/></text:p>
            <text:p text:style-name="P12"><text:span text:style-name="T16"/></text:p>
            <text:p text:style-name="P12"><text:span text:style-name="T16">FORM</text:span></text:p>
            <text:p text:style-name="P15">54</text:p>
            <text:p text:style-name="P15"/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3">Folio No</text:p>
          </table:table-cell>
        </table:table-row>
      </table:table>
      <text:p text:style-name="P2"/>
      <text:p text:style-name="P11">Name of Co<text:span text:style-name="T22">mpany: </text:span><text:span text:style-name="T17"><text:placeholder text:placeholder-type="text">&lt;o.name&gt;</text:placeholder></text:span></text:p>
      <text:p text:style-name="P13">Company No: <text:span text:style-name="T18"><text:placeholder text:placeholder-type="text">&lt;o.uen&gt;</text:placeholder></text:span></text:p>
      <text:p text:style-name="P3"><text:span text:style-name="T6">The Registrar of Companies and Businesses, </text:span><text:span text:style-name="T7">Singapore</text:span></text:p>
      <text:p text:style-name="P16">The abovenamed company hereby gives notice that, as from<text:tab/></text:p>
      <text:p text:style-name="P14">a branch register of members is being kept at<text:tab/></text:p>
      <text:p text:style-name="P14"><text:tab/></text:p>
      <text:p text:style-name="P5"><text:span text:style-name="T9">The keeping of the branch register of members at the last notified place was </text:span><text:span text:style-name="T8">discontinued on<text:tab/></text:span></text:p>
      <text:p text:style-name="P4"><text:span text:style-name="T1">Dated this<text:tab/></text:span><text:span text:style-name="T3">day of<text:tab/></text:span></text:p>
      <text:p text:style-name="P17">Signature: <text:tab/><text:bookmark text:name="_GoBack"/></text:p>
      <text:p text:style-name="P18">Name of *Director/Secretary <text:span text:style-name="T19"><text:placeholder text:placeholder-type="text">&lt;get_director1(o.id)['name']&gt;</text:placeholder></text:span></text:p>
      <text:p text:style-name="P19">* 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6"><text:span text:style-name="T11">Lodged in the office of the Registrar of Companies &amp; </text:span><text:span text:style-name="T12">Businesses by</text:span></text:p>
            <text:p text:style-name="P27">Name:</text:p>
            <text:p text:style-name="P29">Address:</text:p>
            <text:p text:style-name="P30"><text:span text:style-name="T14">A/c No:<text:tab/></text:span><text:span text:style-name="T13">Tel No:</text:span></text:p>
            <text:p text:style-name="P31">Fax No: </text:p>
          </table:table-cell>
          <table:table-cell table:style-name="Table4.A1" office:value-type="string">
            <text:p text:style-name="P25">For Official Use</text:p>
            <text:p text:style-name="P32"><text:span text:style-name="T15">Date of Registration: </text:span><text:span text:style-name="T13">Receipt No:</text:span></text:p>
            <text:p text:style-name="P28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7.73mm" fo:margin-bottom="14.5mm" fo:margin-left="24.92mm" fo:margin-right="9.68mm" style:writing-mode="lr-tb" style:layout-grid-color="#c0c0c0" style:layout-grid-lines="2368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8</meta:editing-cycles>
    <meta:creation-date>2015-12-18T02:59:00</meta:creation-date>
    <dc:date>2016-01-11T20:16:11</dc:date>
    <meta:editing-duration>PT2M26S</meta:editing-duration>
    <meta:generator>LibreOffice/3.5$Linux_X86_64 LibreOffice_project/350m1$Build-2</meta:generator>
    <meta:document-statistic meta:table-count="2" meta:image-count="0" meta:object-count="0" meta:page-count="1" meta:paragraph-count="24" meta:word-count="124" meta:character-count="765" meta:non-whitespace-character-count="65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